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" svg:stroke-width="0.025cm" svg:stroke-color="#454c51" draw:marker-start-width="0.236cm" draw:marker-start-center="false" draw:marker-end-width="0.236cm" draw:marker-end-center="false" draw:fill="solid" draw:fill-color="#d0e4a6" draw:fill-image-width="0cm" draw:fill-image-height="0cm" draw:textarea-horizontal-align="justify" draw:textarea-vertical-align="bottom" draw:auto-grow-height="false" draw:auto-grow-width="true" fo:min-height="6.261cm" fo:min-width="7.277cm" fo:padding-top="0.101cm" fo:padding-bottom="0.101cm" fo:padding-left="0.226cm" fo:padding-right="0.226cm" draw:shadow="hidden" draw:shadow-offset-x="0.305cm" draw:shadow-offset-y="0.305cm" draw:shadow-color="#808080"/>
    </style:style>
    <style:style style:name="gr2" style:family="graphic" style:parent-style-name="standard">
      <style:graphic-properties draw:stroke="solid" draw:stroke-dash="Dashed_20__28_var_29__20_4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5.075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3" style:family="graphic" style:parent-style-name="standard">
      <style:graphic-properties draw:stroke="solid" draw:stroke-dash="Dashed_20__28_var_29__20_5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5.149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4" style:family="graphic" style:parent-style-name="standard">
      <style:graphic-properties draw:stroke="solid" draw:stroke-dash="Dashed_20__28_var_29__20_8" svg:stroke-width="0.025cm" svg:stroke-color="#454c51" draw:marker-start-width="0.236cm" draw:marker-start-center="false" draw:marker-end-width="0.236cm" draw:marker-end-center="false" draw:fill="solid" draw:fill-color="#ffff00" draw:fill-image-width="0cm" draw:fill-image-height="0cm" draw:textarea-horizontal-align="center" draw:textarea-vertical-align="middle" draw:auto-grow-height="false" draw:auto-grow-width="true" fo:min-height="0.252cm" fo:min-width="6.615cm" fo:padding-top="0.101cm" fo:padding-bottom="0.101cm" fo:padding-left="0.226cm" fo:padding-right="0.226cm" draw:shadow="hidden" draw:shadow-offset-x="0.305cm" draw:shadow-offset-y="0.305cm" draw:shadow-color="#808080"/>
    </style:style>
    <style:style style:name="gr5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252cm" fo:min-width="6.615cm" fo:padding-top="0.101cm" fo:padding-bottom="0.101cm" fo:padding-left="0.226cm" fo:padding-right="0.226cm" draw:shadow="hidden" draw:shadow-offset-x="0.305cm" draw:shadow-offset-y="0.305cm" draw:shadow-color="#808080"/>
    </style:style>
    <style:style style:name="gr6" style:family="graphic" style:parent-style-name="standard">
      <style:graphic-properties draw:stroke="solid" draw:stroke-dash="Dashed_20__28_var_29__20_10" svg:stroke-width="0.025cm" svg:stroke-color="#454c51" draw:marker-start-width="0.236cm" draw:marker-start-center="false" draw:marker-end-width="0.236cm" draw:marker-end-center="false" draw:fill="solid" draw:fill-color="#ffff66" draw:fill-image-width="0cm" draw:fill-image-height="0cm" draw:textarea-horizontal-align="center" draw:textarea-vertical-align="middle" draw:auto-grow-height="false" draw:auto-grow-width="true" fo:min-height="0.252cm" fo:min-width="6.616cm" fo:padding-top="0.101cm" fo:padding-bottom="0.101cm" fo:padding-left="0.226cm" fo:padding-right="0.226cm" draw:shadow="hidden" draw:shadow-offset-x="0.305cm" draw:shadow-offset-y="0.305cm" draw:shadow-color="#808080"/>
    </style:style>
    <style:style style:name="gr7" style:family="graphic" style:parent-style-name="standard">
      <style:graphic-properties draw:stroke="solid" draw:stroke-dash="Dashed_20__28_var_29__20_11" svg:stroke-width="0.025cm" svg:stroke-color="#454c51" draw:marker-start-width="0.236cm" draw:marker-start-center="false" draw:marker-end-width="0.236cm" draw:marker-end-center="false" draw:fill="solid" draw:fill-color="#cccc00" draw:fill-image-width="0cm" draw:fill-image-height="0cm" draw:textarea-horizontal-align="center" draw:textarea-vertical-align="middle" draw:auto-grow-height="false" draw:auto-grow-width="true" fo:min-height="0.251cm" fo:min-width="6.616cm" fo:padding-top="0.101cm" fo:padding-bottom="0.101cm" fo:padding-left="0.226cm" fo:padding-right="0.226cm" draw:shadow="hidden" draw:shadow-offset-x="0.305cm" draw:shadow-offset-y="0.305cm" draw:shadow-color="#808080"/>
    </style:style>
    <style:style style:name="gr8" style:family="graphic" style:parent-style-name="standard">
      <style:graphic-properties draw:stroke="solid" draw:stroke-dash="Dashed_20__28_var_29__20_12" svg:stroke-width="0.025cm" svg:stroke-color="#454c51" draw:marker-start-width="0.236cm" draw:marker-start-center="false" draw:marker-end-width="0.236cm" draw:marker-end-center="false" draw:fill="solid" draw:fill-color="#b3b300" draw:fill-image-width="0cm" draw:fill-image-height="0cm" draw:textarea-horizontal-align="center" draw:textarea-vertical-align="middle" draw:auto-grow-height="false" draw:auto-grow-width="true" fo:min-height="0.252cm" fo:min-width="6.616cm" fo:padding-top="0.101cm" fo:padding-bottom="0.101cm" fo:padding-left="0.226cm" fo:padding-right="0.226cm" draw:shadow="hidden" draw:shadow-offset-x="0.305cm" draw:shadow-offset-y="0.305cm" draw:shadow-color="#808080"/>
    </style:style>
    <style:style style:name="gr9" style:family="graphic" style:parent-style-name="standard">
      <style:graphic-properties draw:stroke="solid" draw:stroke-dash="Dashed_20__28_var_29__20_12" svg:stroke-width="0.025cm" svg:stroke-color="#454c51" draw:marker-start-width="0.236cm" draw:marker-start-center="false" draw:marker-end-width="0.236cm" draw:marker-end-center="false" draw:fill="solid" draw:fill-color="#23ff23" draw:fill-image-width="0cm" draw:fill-image-height="0cm" draw:textarea-horizontal-align="center" draw:textarea-vertical-align="middle" draw:auto-grow-height="false" draw:auto-grow-width="true" fo:min-height="0.252cm" fo:min-width="6.615cm" fo:padding-top="0.101cm" fo:padding-bottom="0.101cm" fo:padding-left="0.226cm" fo:padding-right="0.226cm" draw:shadow="hidden" draw:shadow-offset-x="0.305cm" draw:shadow-offset-y="0.305cm" draw:shadow-color="#808080"/>
    </style:style>
    <style:style style:name="gr10" style:family="graphic" style:parent-style-name="standard">
      <style:graphic-properties draw:stroke="solid" draw:stroke-dash="Dashed_20__28_var_29__20_8" svg:stroke-width="0.025cm" svg:stroke-color="#454c51" draw:marker-start-width="0.236cm" draw:marker-start-center="false" draw:marker-end-width="0.236cm" draw:marker-end-center="false" draw:fill="solid" draw:fill-color="#ffcc00" draw:fill-image-width="0cm" draw:fill-image-height="0cm" draw:textarea-horizontal-align="center" draw:textarea-vertical-align="middle" draw:auto-grow-height="false" draw:auto-grow-width="true" fo:min-height="0.252cm" fo:min-width="6.615cm" fo:padding-top="0.101cm" fo:padding-bottom="0.101cm" fo:padding-left="0.226cm" fo:padding-right="0.226cm" draw:shadow="hidden" draw:shadow-offset-x="0.305cm" draw:shadow-offset-y="0.305cm" draw:shadow-color="#808080"/>
    </style:style>
    <style:style style:name="gr11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6fdcd" draw:fill-image-width="0cm" draw:fill-image-height="0cm" draw:textarea-horizontal-align="center" draw:textarea-vertical-align="middle" draw:auto-grow-height="false" draw:auto-grow-width="true" fo:min-height="0.252cm" fo:min-width="6.615cm" fo:padding-top="0.101cm" fo:padding-bottom="0.101cm" fo:padding-left="0.226cm" fo:padding-right="0.226cm" draw:shadow="hidden" draw:shadow-offset-x="0.305cm" draw:shadow-offset-y="0.305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d0e4a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3" style:family="paragraph">
      <loext:graphic-properties draw:fill="solid" draw:fill-color="#7ac142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4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ffff6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cccc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b3b3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P9" style:family="paragraph">
      <loext:graphic-properties draw:fill="solid" draw:fill-color="#23ff23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P10" style:family="paragraph">
      <loext:graphic-properties draw:fill="solid" draw:fill-color="#ffcc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P11" style:family="paragraph">
      <loext:graphic-properties draw:fill="solid" draw:fill-color="#f6fdcd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27cm" svg:height="6.661cm" svg:x="3.367cm" svg:y="3.954cm">
          <text:p text:style-name="P1"><text:span text:style-name="T1">Services Cluster</text:span></text:p>
          <draw:enhanced-geometry svg:viewBox="0 0 21600 21600" draw:path-stretchpoint-x="10800" draw:path-stretchpoint-y="10800" draw:text-areas="?f3 ?f4 ?f5 ?f6" draw:type="round-rectangle" draw:modifiers="1099.50424929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76cm" svg:height="5.499cm" svg:x="3.516cm" svg:y="4.085cm">
          <text:p text:style-name="P1"><text:span text:style-name="T2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76cm" svg:height="5.573cm" svg:x="6.161cm" svg:y="4.071cm">
          <text:p text:style-name="P1"><text:span text:style-name="T2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76cm" svg:height="5.573cm" svg:x="8.779cm" svg:y="4.071cm">
          <text:p text:style-name="P1"><text:span text:style-name="T2">Nod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067cm" svg:height="0.454cm" svg:x="3.797cm" svg:y="5.085cm">
          <text:p text:style-name="P1"><text:span text:style-name="T3">Orchest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067cm" svg:height="0.454cm" svg:x="3.797cm" svg:y="8.917cm">
          <text:p text:style-name="P1"><text:span text:style-name="T3">Keyston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068cm" svg:height="0.454cm" svg:x="3.796cm" svg:y="7.288cm">
          <text:p text:style-name="P1"><text:span text:style-name="T3">Glanc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068cm" svg:height="0.453cm" svg:x="3.796cm" svg:y="6.739cm">
          <text:p text:style-name="P1"><text:span text:style-name="T3">Nova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068cm" svg:height="0.454cm" svg:x="3.796cm" svg:y="6.188cm">
          <text:p text:style-name="P1"><text:span text:style-name="T3">Dashboar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067cm" svg:height="0.454cm" svg:x="3.797cm" svg:y="7.839cm">
          <text:p text:style-name="P1"><text:span text:style-name="T3">Cin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.067cm" svg:height="0.454cm" svg:x="3.797cm" svg:y="5.636cm">
          <text:p text:style-name="P1"><text:span text:style-name="T3">Telemetry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7.067cm" svg:height="0.454cm" svg:x="3.797cm" svg:y="8.391cm">
          <text:p text:style-name="P1"><text:span text:style-name="T3">Neutr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2T10:51:34.115404621</meta:creation-date>
    <dc:date>2016-04-12T10:51:49.612376421</dc:date>
    <dc:creator>Adam Spiers</dc:creator>
    <meta:editing-duration>PT17S</meta:editing-duration>
    <meta:editing-cycles>1</meta:editing-cycles>
    <meta:document-statistic meta:object-count="12"/>
    <meta:generator>LibreOffice/5.0.4.2$Linux_X86_64 LibreOffice_project/00m0$Build-2</meta:generator>
  </office:meta>
</office:document-meta>
</file>